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9000000A8E6D766330EDAE792.png" manifest:media-type="image/png"/>
  <manifest:file-entry manifest:full-path="Pictures/1000020100000097000000C46182B7BE2AD84986.png" manifest:media-type="image/png"/>
  <manifest:file-entry manifest:full-path="Pictures/10000201000000D9000000A8674C2A452D572714.png" manifest:media-type="image/png"/>
  <manifest:file-entry manifest:full-path="Pictures/10000201000000D9000000A89CF504BB86D8248E.png" manifest:media-type="image/png"/>
  <manifest:file-entry manifest:full-path="Pictures/1000020100000097000000C41653F5101CB7FFD5.png" manifest:media-type="image/png"/>
  <manifest:file-entry manifest:full-path="Pictures/10000201000000D9000000A874F35417A7B252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000000" draw:marker-start-width="0.321cm" draw:marker-end-width="0.321cm" svg:stroke-opacity="100%" draw:fill-color="#ffffff" draw:textarea-horizontal-align="justify" draw:textarea-vertical-align="middle" draw:auto-grow-height="false" fo:min-height="9.396cm" fo:min-width="15.385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1.17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gr5" style:family="graphic" style:parent-style-name="standard">
      <style:graphic-properties draw:stroke="none" draw:fill="none" draw:textarea-vertical-align="middle" fo:min-height="0.788cm"/>
    </style:style>
    <style:style style:name="gr6" style:family="graphic" style:parent-style-name="standard">
      <style:graphic-properties svg:stroke-width="0.159cm" svg:stroke-color="#00000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5.142cm" fo:min-width="5.723cm"/>
    </style:style>
    <style:style style:name="gr8" style:family="graphic" style:parent-style-name="standard">
      <style:graphic-properties draw:stroke="none" draw:fill="none" fo:min-height="0.841cm"/>
    </style:style>
    <style:style style:name="gr9" style:family="graphic" style:parent-style-name="standard">
      <style:graphic-properties svg:stroke-width="0.159cm" svg:stroke-color="#000000" draw:marker-start="Arrow" draw:marker-start-width="0.538cm" draw:marker-end="" draw:marker-end-width="0.538cm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000000" draw:marker-start="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25.0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>
      <loext:graphic-properties draw:fill="none"/>
      <style:paragraph-properties fo:text-align="center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7" style:family="paragraph">
      <loext:graphic-properties draw:fill="non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8" style:family="paragraph">
      <loext:graphic-properties draw:fill="none"/>
      <style:paragraph-properties fo:text-align="center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2cm" svg:height="15.339cm" svg:x="0.179cm" svg:y="1.171cm">
          <draw:image xlink:href="Pictures/10000201000000D9000000A8674C2A452D572714.png" xlink:type="simple" xlink:show="embed" xlink:actuate="onLoad">
            <text:p/>
          </draw:image>
        </draw:frame>
        <draw:custom-shape draw:style-name="gr2" draw:text-style-name="P2" draw:layer="layout" svg:width="15.965cm" svg:height="9.726cm" svg:x="2.18cm" svg:y="5.37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21cm" svg:height="1.423cm" svg:x="11.668cm" svg:y="3.478cm">
          <draw:text-box>
            <text:p><text:span text:style-name="T1">OBSrange</text:span></text:p>
          </draw:text-box>
        </draw:frame>
        <draw:frame draw:style-name="gr4" draw:text-style-name="P1" draw:layer="layout" svg:width="4.063cm" svg:height="5.274cm" svg:x="12.303cm" svg:y="7.094cm">
          <draw:image xlink:href="Pictures/1000020100000097000000C41653F5101CB7FFD5.png" xlink:type="simple" xlink:show="embed" xlink:actuate="onLoad">
            <text:p/>
          </draw:image>
        </draw:frame>
        <draw:frame draw:style-name="gr5" draw:text-style-name="P5" draw:layer="layout" svg:width="2.54cm" svg:height="1.038cm" svg:x="13.065cm" svg:y="9.193cm">
          <draw:text-box>
            <text:p text:style-name="P4"><text:span text:style-name="T2">MAIN</text:span></text:p>
          </draw:text-box>
        </draw:frame>
        <draw:frame draw:style-name="gr1" draw:text-style-name="P1" draw:layer="layout" svg:width="5.806cm" svg:height="4.409cm" svg:x="2.306cm" svg:y="7.161cm">
          <draw:image xlink:href="Pictures/10000201000000D9000000A89CF504BB86D8248E.png" xlink:type="simple" xlink:show="embed" xlink:actuate="onLoad">
            <text:p/>
          </draw:image>
        </draw:frame>
        <draw:frame draw:style-name="gr5" draw:text-style-name="P6" draw:layer="layout" svg:width="3.69cm" svg:height="1.038cm" svg:x="3.286cm" svg:y="9.193cm">
          <draw:text-box>
            <text:p text:style-name="P4"><text:span text:style-name="T3">functions</text:span></text:p>
          </draw:text-box>
        </draw:frame>
        <draw:line draw:style-name="gr6" draw:text-style-name="P4" draw:layer="layout" svg:x1="7.858cm" svg:y1="9.828cm" svg:x2="12.176cm" svg:y2="9.828cm">
          <text:p/>
        </draw:line>
        <draw:custom-shape draw:style-name="gr7" draw:text-style-name="P2" draw:layer="layout" svg:width="6.223cm" svg:height="15.392cm" svg:x="20.177cm" svg:y="1.0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806cm" svg:height="4.409cm" svg:x="19.766cm" svg:y="3.45cm">
          <draw:image xlink:href="Pictures/10000201000000D9000000A874F35417A7B25226.png" xlink:type="simple" xlink:show="embed" xlink:actuate="onLoad">
            <text:p/>
          </draw:image>
        </draw:frame>
        <draw:frame draw:style-name="gr1" draw:text-style-name="P1" draw:layer="layout" svg:width="5.806cm" svg:height="4.409cm" svg:x="19.766cm" svg:y="10.816cm">
          <draw:image xlink:href="Pictures/10000201000000D9000000A874F35417A7B25226.png" xlink:type="simple" xlink:show="embed" xlink:actuate="onLoad">
            <text:p/>
          </draw:image>
        </draw:frame>
        <draw:frame draw:style-name="gr8" draw:text-style-name="P7" draw:layer="layout" svg:width="2.729cm" svg:height="1.091cm" svg:x="21.319cm" svg:y="12.737cm">
          <draw:text-box>
            <text:p><text:span text:style-name="T3">output</text:span></text:p>
          </draw:text-box>
        </draw:frame>
        <draw:frame draw:style-name="gr8" draw:text-style-name="P7" draw:layer="layout" svg:width="4.445cm" svg:height="1.091cm" svg:x="20.528cm" svg:y="5.446cm">
          <draw:text-box>
            <text:p><text:span text:style-name="T3">survey files</text:span></text:p>
          </draw:text-box>
        </draw:frame>
        <draw:line draw:style-name="gr9" draw:text-style-name="P4" draw:layer="layout" svg:x1="16.494cm" svg:y1="9.476cm" svg:x2="20.05cm" svg:y2="6.047cm">
          <text:p/>
        </draw:line>
        <draw:line draw:style-name="gr10" draw:text-style-name="P4" draw:layer="layout" svg:x1="16.534cm" svg:y1="10.59cm" svg:x2="20.09cm" svg:y2="14.019cm">
          <text:p/>
        </draw:line>
        <draw:custom-shape draw:style-name="gr11" draw:text-style-name="P2" draw:layer="layout" svg:width="25.527cm" svg:height="0.889cm" svg:x="0.619cm" svg:y="0.492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055cm" svg:height="2.667cm" svg:x="13.319cm" svg:y="12.303cm">
          <draw:image xlink:href="Pictures/1000020100000097000000C46182B7BE2AD84986.png" xlink:type="simple" xlink:show="embed" xlink:actuate="onLoad">
            <text:p/>
          </draw:image>
        </draw:frame>
        <draw:frame draw:style-name="gr1" draw:text-style-name="P1" draw:layer="layout" svg:width="3.465cm" svg:height="2.631cm" svg:x="3.413cm" svg:y="12.085cm">
          <draw:image xlink:href="Pictures/10000201000000D9000000A8E6D766330EDAE792.png" xlink:type="simple" xlink:show="embed" xlink:actuate="onLoad">
            <text:p/>
          </draw:image>
        </draw:frame>
        <draw:frame draw:style-name="gr5" draw:text-style-name="P8" draw:layer="layout" svg:width="3.048cm" svg:height="1.038cm" svg:x="3.667cm" svg:y="13.043cm">
          <draw:text-box>
            <text:p text:style-name="P4"><text:span text:style-name="T4">example</text:span></text:p>
          </draw:text-box>
        </draw:frame>
        <draw:frame draw:style-name="gr5" draw:text-style-name="P5" draw:layer="layout" svg:width="1.397cm" svg:height="1.038cm" svg:x="13.573cm" svg:y="13.04cm">
          <draw:text-box>
            <text:p text:style-name="P4"><text:span text:style-name="T2">e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1cm" fo:margin-right="1cm" fo:page-width="26.67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13:18:45.662155454</meta:creation-date>
    <dc:date>2018-07-27T09:22:16.485483338</dc:date>
    <meta:editing-duration>PT43M45S</meta:editing-duration>
    <meta:editing-cycles>14</meta:editing-cycles>
    <meta:generator>LibreOffice/5.1.6.2$Linux_X86_64 LibreOffice_project/10m0$Build-2</meta:generator>
    <meta:document-statistic meta:object-count="20"/>
  </office:meta>
</office:document-meta>
</file>